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500E81989D34AED993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62cm, 9.466cm, 5.893cm, 5.836cm)" draw:image-opacity="100%" style:mirror="none"/>
    </style:style>
    <style:style style:name="gr2" style:family="graphic" style:parent-style-name="standard">
      <style:graphic-properties draw:stroke="none" draw:fill="solid" draw:fill-color="#282828" draw:textarea-horizontal-align="justify" draw:textarea-vertical-align="middle" draw:auto-grow-height="false" fo:min-height="5.465cm" fo:min-width="2.992cm"/>
    </style:style>
    <style:style style:name="gr3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8282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29cm" svg:height="29.292cm" svg:x="1.317cm" svg:y="0.283cm">
          <draw:image xlink:href="Pictures/100000000000038400000500E81989D34AED9931.jpg" xlink:type="simple" xlink:show="embed" xlink:actuate="onLoad" draw:mime-type="image/jpeg">
            <text:p/>
          </draw:image>
        </draw:frame>
        <draw:custom-shape draw:style-name="gr2" draw:text-style-name="P2" draw:layer="layout" svg:width="3.492cm" svg:height="5.715cm" svg:x="8.62cm" svg:y="8.302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10.918cm" svg:height="11.459cm" draw:transform="skewX (0.0148352986419518) rotate (1.88635185555547) translate (3.28861654828201cm 11.9797534709717cm)" svg:viewBox="0 0 10919 11460" svg:d="M0 11460c7348-1 10919-11460 10919-11460">
          <text:p/>
        </draw:path>
        <draw:path draw:style-name="gr4" draw:text-style-name="P1" draw:layer="layout" svg:width="12.854cm" svg:height="6.121cm" draw:transform="skewX (-0.502654824574367) rotate (-1.43500971098974) translate (5.60988262749021cm 0.963770970832809cm)" svg:viewBox="0 0 12855 6122" svg:d="M0 6122c8651 1 12855-6122 12855-6122">
          <text:p/>
        </draw:path>
        <draw:path draw:style-name="gr4" draw:text-style-name="P1" draw:layer="layout" svg:width="10.459cm" svg:height="4.627cm" draw:transform="skewX (-0.548906049752217) rotate (-1.44460902187571) translate (4.23466369296184cm 3.32482089082711cm)" svg:viewBox="0 0 10460 4628" svg:d="M0 4628c7039 3 10460-4628 10460-4628">
          <text:p/>
        </draw:path>
        <draw:path draw:style-name="gr3" draw:text-style-name="P1" draw:layer="layout" svg:width="8.257cm" svg:height="6.783cm" draw:transform="skewX (-0.152716309549504) rotate (1.81043003309372) translate (1.96002329348374cm 11.3090818465061cm)" svg:viewBox="0 0 8258 6784" svg:d="M0 6784c5557-3 8258-6784 8258-6784">
          <text:p/>
        </draw:path>
        <draw:path draw:style-name="gr3" draw:text-style-name="P1" draw:layer="layout" svg:width="9.134cm" svg:height="6.11cm" draw:transform="skewX (-0.286059464401871) rotate (1.76330614328987) translate (1.7477100919451cm 12.4191219654592cm)" svg:viewBox="0 0 9135 6111" svg:d="M0 6111c6147-2 9135-6111 9135-611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19T12:45:37.657099300</dc:date>
    <meta:editing-duration>PT15M45S</meta:editing-duration>
    <meta:editing-cycles>6</meta:editing-cycles>
    <meta:generator>LibreOffice/7.3.7.2$Linux_X86_64 LibreOffice_project/30$Build-2</meta:generator>
    <meta:document-statistic meta:object-count="7"/>
  </office:meta>
</office:document-meta>
</file>